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style-name="gr1" draw:text-style-name="P1" svg:width="159.99mm" svg:height="89.99mm" svg:x="72.04mm" svg:y="8.97mm">
            <loext:p draw:notify-on-update-of-ranges="Arkusz1.A1:Arkusz1.A1 Arkusz1.A2:Arkusz1.A17 Arkusz1.B1:Arkusz1.B1 Arkusz1.B2:Arkusz1.B17 Arkusz1.A1:Arkusz1.A1 Arkusz1.A2:Arkusz1.A17 Arkusz1.C1:Arkusz1.C1 Arkusz1.C2:Arkusz1.C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co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2.66" calcext:value-type="float">
            <text:p>1312,66</text:p>
          </table:table-cell>
          <table:table-cell office:value-type="float" office:value="17.38" calcext:value-type="float">
            <text:p>17,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96" calcext:value-type="float">
            <text:p>7,96</text:p>
          </table:table-cell>
          <table:table-cell office:value-type="float" office:value="248.66" calcext:value-type="float">
            <text:p>248,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82" calcext:value-type="float">
            <text:p>6,82</text:p>
          </table:table-cell>
          <table:table-cell office:value-type="float" office:value="2626.09" calcext:value-type="float">
            <text:p>2626,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395" calcext:value-type="float">
            <text:p>6,39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.612" calcext:value-type="float">
            <text:p>8,61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88" calcext:value-type="float">
            <text:p>7,88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.189" calcext:value-type="float">
            <text:p>7,18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.316" calcext:value-type="float">
            <text:p>7,31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.7915" calcext:value-type="float">
            <text:p>7,7915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.7786" calcext:value-type="float">
            <text:p>8,778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.6757" calcext:value-type="float">
            <text:p>11,6757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.78325" calcext:value-type="float">
            <text:p>19,78325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9.59162" calcext:value-type="float">
            <text:p>39,59162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2.90825" calcext:value-type="float">
            <text:p>62,90825</text:p>
          </table:table-cell>
          <table:table-cell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03.5" calcext:value-type="float">
            <text:p>103,5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57.024" calcext:value-type="float">
            <text:p>557,0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3:07:29.219415178</meta:creation-date>
    <dc:date>2019-12-11T13:33:47.536132416</dc:date>
    <meta:editing-duration>PT15M37S</meta:editing-duration>
    <meta:editing-cycles>4</meta:editing-cycles>
    <meta:generator>LibreOffice/5.1.6.2$Linux_X86_64 LibreOffice_project/10m0$Build-2</meta:generator>
    <meta:document-statistic meta:table-count="1" meta:cell-count="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19cm" svg:y="3.952cm" style:legend-expansion="high" chart:style-name="ch2"/>
        <chart:plot-area chart:style-name="ch3" table:cell-range-address="Arkusz1.A1:Arkusz1.C17" chart:data-source-has-labels="row" svg:x="1.331cm" svg:y="0.18cm" svg:width="12.668cm" svg:height="7.659cm">
          <chartooo:coordinate-region svg:x="2.323cm" svg:y="0.379cm" svg:width="11.119cm" svg:height="6.813cm"/>
          <chart:axis chart:dimension="x" chart:name="primary-x" chart:style-name="ch4">
            <chart:title svg:x="7.489cm" svg:y="8.019cm" chart:style-name="ch5">
              <text:p>N</text:p>
            </chart:title>
          </chart:axis>
          <chart:axis chart:dimension="y" chart:name="primary-y" chart:style-name="ch6">
            <chart:title svg:x="0.451cm" svg:y="4.728cm" chart:style-name="ch7">
              <text:p>avg_time</text:p>
            </chart:title>
            <chart:grid chart:style-name="ch8" chart:class="major"/>
          </chart:axis>
          <chart:series chart:style-name="ch9" chart:values-cell-range-address="Arkusz1.B2:Arkusz1.B17" chart:label-cell-address="Arkusz1.B1:Arkusz1.B1" chart:class="chart:scatter">
            <chart:domain table:cell-range-address="Arkusz1.A2:Arkusz1.A17"/>
            <chart:data-point chart:repeated="16"/>
          </chart:series>
          <chart:series chart:style-name="ch10" chart:values-cell-range-address="Arkusz1.C2:Arkusz1.C17" chart:label-cell-address="Arkusz1.C1:Arkusz1.C1" chart:class="chart:scatte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async</text:p>
                <draw:g>
                  <svg:desc>Arkusz1.B1:Arkusz1.B1</svg:desc>
                </draw:g>
              </table:table-cell>
              <table:table-cell office:value-type="string">
                <text:p>cond</text:p>
                <draw:g>
                  <svg:desc>Arkusz1.C1:Arkusz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Arkusz1.A2:Arkusz1.A17</svg:desc>
                </draw:g>
              </table:table-cell>
              <table:table-cell office:value-type="float" office:value="1312.66">
                <text:p>1312.66</text:p>
                <draw:g>
                  <svg:desc>Arkusz1.B2:Arkusz1.B17</svg:desc>
                </draw:g>
              </table:table-cell>
              <table:table-cell office:value-type="float" office:value="17.38">
                <text:p>17.38</text:p>
                <draw:g>
                  <svg:desc>Arkusz1.C2:Arkusz1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7.96">
                <text:p>7.96</text:p>
              </table:table-cell>
              <table:table-cell office:value-type="float" office:value="248.66">
                <text:p>248.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6.82">
                <text:p>6.82</text:p>
              </table:table-cell>
              <table:table-cell office:value-type="float" office:value="2626.09">
                <text:p>2626.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6.395">
                <text:p>6.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8.612">
                <text:p>8.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7.88">
                <text:p>7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7.189">
                <text:p>7.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7.316">
                <text:p>7.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7.7915">
                <text:p>7.7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8.7786">
                <text:p>8.7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11.6757">
                <text:p>11.6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">
                <text:p>2000</text:p>
              </table:table-cell>
              <table:table-cell office:value-type="float" office:value="19.78325">
                <text:p>19.78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0">
                <text:p>5000</text:p>
              </table:table-cell>
              <table:table-cell office:value-type="float" office:value="39.59162">
                <text:p>39.59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">
                <text:p>10000</text:p>
              </table:table-cell>
              <table:table-cell office:value-type="float" office:value="62.90825">
                <text:p>62.90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">
                <text:p>15000</text:p>
              </table:table-cell>
              <table:table-cell office:value-type="float" office:value="103.5">
                <text:p>10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00">
                <text:p>50000</text:p>
              </table:table-cell>
              <table:table-cell office:value-type="float" office:value="557.024">
                <text:p>557.02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